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66ff99" draw:textarea-horizontal-align="justify" draw:textarea-vertical-align="middle" draw:auto-grow-height="false" fo:min-height="0cm" fo:min-width="0cm" fo:wrap-option="no-wrap"/>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fill-color="#99ff66" draw:textarea-horizontal-align="justify" draw:textarea-vertical-align="middle" draw:auto-grow-height="false" fo:min-height="0cm" fo:min-width="0cm" fo:wrap-option="no-wrap"/>
    </style:style>
    <style:style style:name="gr5" style:family="graphic" style:parent-style-name="standard">
      <style:graphic-properties draw:fill-color="#33ff99" draw:textarea-horizontal-align="justify" draw:textarea-vertical-align="middle" draw:auto-grow-height="false" fo:min-height="0cm" fo:min-width="0cm" fo:wrap-option="no-wrap"/>
    </style:style>
    <style:style style:name="gr6"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79cm" svg:x="1.4cm" svg:y="4.914cm" presentation:class="subtitle" presentation:placeholder="true">
          <draw:text-box/>
        </draw:frame>
        <draw:custom-shape draw:style-name="gr1" draw:text-style-name="P1" draw:layer="layout" svg:width="6cm" svg:height="2.8cm" svg:x="9.2cm" svg:y="4.8cm">
          <text:p text:style-name="P1">Only if there was</text:p>
          <text:p text:style-name="P1"><text:s/>an easy way</text:p>
          <text:p text:style-name="P1"><text:s/>to create a test!!!</text:p>
          <draw:enhanced-geometry svg:viewBox="0 0 21600 21600" draw:text-areas="800 800 20800 20800" draw:type="round-rectangular-callout" draw:modifiers="-1659.32344609232 35110.60335594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draw:layer="layout" svg:width="5.6cm" svg:height="3.4cm" svg:x="17.4cm" svg:y="5.8cm">
          <text:p text:style-name="P1"/>
          <draw:enhanced-geometry svg:viewBox="0 0 21600 21600" draw:text-areas="3000 3320 17110 17330" draw:type="cloud-callout" draw:modifiers="5803.96357793251 34359.30608644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 draw:text-style-name="P1" draw:layer="layout" svg:width="6cm" svg:height="2.8cm" svg:x="19.8cm" svg:y="11.8cm">
          <text:p text:style-name="P1">Making one</text:p>
          <text:p text:style-name="P1">is no less!!!</text:p>
          <draw:enhanced-geometry svg:viewBox="0 0 21600 21600" draw:text-areas="800 800 20800 20800" draw:type="round-rectangular-callout" draw:modifiers="-1659.32344609232 35110.60335594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layer="layout" svg:width="2.8cm" svg:height="0.962cm" svg:x="17.2cm" svg:y="11cm">
          <draw:text-box>
            <text:p>Student</text:p>
          </draw:text-box>
        </draw:frame>
        <draw:custom-shape draw:style-name="gr4" draw:text-style-name="P1" draw:layer="layout" svg:width="8.4cm" svg:height="5cm" svg:x="1.4cm" svg:y="8.8cm">
          <text:p text:style-name="P1">Student: Taking a test</text:p>
          <text:p text:style-name="P1">is such a </text:p>
          <text:p text:style-name="P1">pai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8.4cm" svg:height="5.2cm" svg:x="10cm" svg:y="9cm">
          <text:p text:style-name="P1">Professor: Making a test</text:p>
          <text:p text:style-name="P1">is such a pai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6"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28T01:48:43.319924377</meta:creation-date>
    <dc:date>2016-04-29T23:42:17.026832986</dc:date>
    <meta:editing-duration>PT1H40M26S</meta:editing-duration>
    <meta:editing-cycles>2</meta:editing-cycles>
    <meta:generator>LibreOffice/4.2.8.2$Linux_X86_64 LibreOffice_project/420m0$Build-2</meta:generator>
    <meta:document-statistic meta:object-count="31"/>
  </office:meta>
</office:document-meta>
</file>